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106cm" svg:stroke-color="#000000" draw:marker-end="msArrowEnd_20_8" draw:marker-end-width="0.5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cecece"/>
    </style:style>
    <style:style style:name="gr2" style:family="graphic" style:parent-style-name="standard">
      <style:graphic-properties draw:stroke="solid" svg:stroke-width="0.106cm" svg:stroke-color="#000000" draw:stroke-linejoin="miter" draw:fill="solid" draw:fill-color="#00ff00" draw:textarea-horizontal-align="justify" draw:textarea-vertical-align="top" draw:auto-grow-height="true" fo:padding-top="0.13cm" fo:padding-bottom="0.13cm" fo:padding-left="0.25cm" fo:padding-right="0.25cm" fo:wrap-option="wrap" draw:shadow="hidden" draw:shadow-color="#cecec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no-wrap" draw:shadow="hidden" draw:shadow-color="#cecece"/>
    </style:style>
    <style:style style:name="pr1" style:family="presentation" style:parent-style-name="Default-title">
      <style:graphic-properties draw:stroke="none" draw:fill="none" draw:fill-color="#ffffff" draw:textarea-horizontal-align="justify" draw:textarea-vertical-align="bottom" draw:auto-grow-height="true" draw:auto-grow-width="false" fo:min-height="1.65cm" fo:min-width="0cm" fo:padding-top="0.128cm" fo:padding-bottom="0.128cm" fo:padding-left="0.256cm" fo:padding-right="0.256cm" fo:wrap-option="wrap" draw:shadow="hidden" draw:shadow-color="#cecece"/>
    </style:style>
    <style:style style:name="pr2" style:family="presentation" style:parent-style-name="Default-notes">
      <style:graphic-properties draw:stroke="none" draw:fill="none" draw:fill-color="#618ffd" draw:auto-grow-height="true" fo:min-height="11.604cm" draw:shadow="hidden" draw:shadow-color="#919191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308cm" fo:margin-bottom="0cm" fo:line-height="100%" fo:text-align="center" fo:text-indent="0cm"/>
    </style:style>
    <style:style style:name="P5" style:family="paragraph">
      <style:paragraph-properties style:writing-mode="lr-tb"/>
    </style:style>
    <style:style style:name="P6" style:family="paragraph">
      <style:paragraph-properties fo:margin-left="0cm" fo:margin-right="0cm" fo:line-height="100%" fo:text-indent="0cm"/>
    </style:style>
    <style:style style:name="T1" style:family="text">
      <style:text-properties fo:font-family="Arial" style:font-pitch="variable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family="Arial" style:font-pitch="variable" fo:font-size="14pt" fo:language="en" fo:country="US" fo:font-weight="bold" style:font-size-asian="14pt" style:font-weight-asian="bold" style:font-size-complex="14pt" style:font-weight-complex="bold"/>
    </style:style>
    <text:list-style style:name="L1">
      <text:list-level-style-bullet text:level="1" text:bullet-char="•">
        <style:list-level-properties/>
        <style:text-properties fo:font-family="'Century Schoolbook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NETCONF Concepts (Bottom-up)" draw:style-name="dp1" draw:master-page-name="Default" presentation:presentation-page-layout-name="AL1T1">
        <office:forms form:automatic-focus="false" form:apply-design-mode="false"/>
        <draw:frame presentation:style-name="pr1" draw:text-style-name="P2" draw:layer="layout" svg:width="19.791cm" svg:height="1.906cm" svg:x="2.751cm" svg:y="1.48cm" presentation:class="title" presentation:user-transformed="true">
          <draw:text-box>
            <text:p text:style-name="P1">NETCONF Concepts (Bottom-up)</text:p>
          </draw:text-box>
        </draw:frame>
        <draw:line draw:style-name="gr1" draw:text-style-name="P3" draw:layer="layout" svg:x1="7.58cm" svg:y1="7.073cm" svg:x2="7.58cm" svg:y2="8.453cm">
          <text:p/>
        </draw:line>
        <draw:custom-shape draw:style-name="gr2" draw:text-style-name="P5" draw:layer="layout" svg:width="4.586cm" svg:height="0.816cm" svg:x="5.124cm" svg:y="6.112cm">
          <text:p text:style-name="P4"><text:span text:style-name="T1">Types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586cm" svg:height="0.816cm" svg:x="5.124cm" svg:y="8.564cm">
          <text:p text:style-name="P4"><text:span text:style-name="T1">Leafs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586cm" svg:height="1.371cm" svg:x="3.634cm" svg:y="10.698cm">
          <text:p text:style-name="P4"><text:span text:style-name="T1">Complex Constructs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586cm" svg:height="0.816cm" svg:x="6.831cm" svg:y="13.794cm">
          <text:p text:style-name="P4"><text:span text:style-name="T1">Notifications</text:span></text:p>
          <draw:enhanced-geometry svg:viewBox="0 0 21600 21600" draw:type="mso-spt202" draw:enhanced-path="M 0 0 L 21600 0 21600 21600 0 21600 0 0 Z N"/>
        </draw:custom-shape>
        <draw:line draw:style-name="gr1" draw:text-style-name="P3" draw:layer="layout" svg:x1="8.965cm" svg:y1="9.525cm" svg:x2="8.965cm" svg:y2="13.688cm">
          <text:p/>
        </draw:line>
        <draw:custom-shape draw:style-name="gr3" draw:text-style-name="P5" draw:layer="layout" svg:width="11.979cm" svg:height="1.926cm" svg:x="10.854cm" svg:y="7.818cm">
          <text:p text:style-name="P6"><text:span text:style-name="T1">Leafs represent the smallest unit of conceptual</text:span><text:span text:style-name="T1"><text:line-break/></text:span><text:span text:style-name="T1">data that the NETCONF protocol can manipulate.</text:span><text:span text:style-name="T1"><text:line-break/></text:span><text:span text:style-name="T1">This corresponds to an XML simple type.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0.01cm" svg:height="1.371cm" svg:x="11.066cm" svg:y="5.79cm">
          <text:p text:style-name="P6"><text:span text:style-name="T2">Types are abstractions (like TCs in SMI),</text:span><text:span text:style-name="T2"><text:line-break/></text:span><text:span text:style-name="T2">which represent templates for leafs.</text:span></text:p>
          <draw:enhanced-geometry svg:viewBox="0 0 21600 21600" draw:type="mso-spt202" draw:enhanced-path="M 0 0 L 21600 0 21600 21600 0 21600 0 0 Z N"/>
        </draw:custom-shape>
        <draw:custom-shape draw:style-name="gr2" draw:text-style-name="P5" draw:layer="layout" svg:width="4.586cm" svg:height="0.816cm" svg:x="2.99cm" svg:y="15.5cm">
          <text:p text:style-name="P4"><text:span text:style-name="T2">RPCs</text:span></text:p>
          <draw:enhanced-geometry svg:viewBox="0 0 21600 21600" draw:type="mso-spt202" draw:enhanced-path="M 0 0 L 21600 0 21600 21600 0 21600 0 0 Z N"/>
        </draw:custom-shape>
        <draw:line draw:style-name="gr1" draw:text-style-name="P3" draw:layer="layout" svg:x1="5.234cm" svg:y1="12.299cm" svg:x2="5.234cm" svg:y2="15.394cm">
          <text:p/>
        </draw:line>
        <draw:line draw:style-name="gr1" draw:text-style-name="P3" draw:layer="layout" svg:x1="5.874cm" svg:y1="9.525cm" svg:x2="5.874cm" svg:y2="10.597cm">
          <text:p/>
        </draw:line>
        <draw:custom-shape draw:style-name="gr3" draw:text-style-name="P5" draw:layer="layout" svg:width="11.797cm" svg:height="1.371cm" svg:x="11.057cm" svg:y="10.592cm">
          <text:p text:style-name="P6"><text:span text:style-name="T1">Leaf-lists, containers, lists, and choices provide</text:span><text:span text:style-name="T1"><text:line-break/></text:span><text:span text:style-name="T1">important data manipulation capabilities <text:s/>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0.298cm" svg:height="0.816cm" svg:x="12.028cm" svg:y="13.472cm">
          <text:p text:style-name="P6"><text:span text:style-name="T1">Notifications can contain data of any type</text:span></text:p>
          <draw:enhanced-geometry svg:viewBox="0 0 21600 21600" draw:type="mso-spt202" draw:enhanced-path="M 0 0 L 21600 0 21600 21600 0 21600 0 0 Z N"/>
        </draw:custom-shape>
        <draw:custom-shape draw:style-name="gr3" draw:text-style-name="P5" draw:layer="layout" svg:width="11.682cm" svg:height="1.371cm" svg:x="10.641cm" svg:y="15.394cm">
          <text:p text:style-name="P6"><text:span text:style-name="T1">Remote procedure calls are used for all</text:span><text:span text:style-name="T1"><text:line-break/></text:span><text:span text:style-name="T1">direct manager access to NETCONF databases </text:span></text:p>
          <draw:enhanced-geometry svg:viewBox="0 0 21600 21600" draw:type="mso-spt202" draw:enhanced-path="M 0 0 L 21600 0 21600 21600 0 21600 0 0 Z N"/>
        </draw:custom-shape>
        <draw:line draw:style-name="gr1" draw:text-style-name="P3" draw:layer="layout" svg:x1="7.364cm" svg:y1="12.299cm" svg:x2="7.364cm" svg:y2="13.688cm">
          <text:p/>
        </draw:line>
        <presentation:notes draw:style-name="dp2">
          <draw:page-thumbnail draw:layer="layout" svg:width="12.885cm" svg:height="9.662cm" svg:x="3.259cm" svg:y="1.936cm" draw:page-number="1"/>
          <draw:frame presentation:style-name="pr2" draw:text-style-name="P1" draw:layer="layout" svg:width="14.225cm" svg:height="11.604cm" svg:x="2.588cm" svg:y="12.24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ff00" draw:end-color="#ffff66" draw:start-intensity="100%" draw:end-intensity="100%" draw:angle="2250" draw:border="0%"/>
    <draw:gradient draw:name="Gradient_20_8" draw:display-name="Gradient 8" draw:style="linear" draw:start-color="#ffff66" draw:end-color="#00ff00" draw:start-intensity="100%" draw:end-intensity="100%" draw:angle="0" draw:border="0%"/>
    <draw:marker draw:name="Arrow" svg:viewBox="0 0 20 30" svg:d="m10 0-10 30h20z"/>
    <draw:marker draw:name="Arrowheads_20_1" draw:display-name="Arrowheads 1" svg:viewBox="0 0 210 210" svg:d="m105 0 105 210h-210z"/>
    <draw:marker draw:name="Arrowheads_20_10" draw:display-name="Arrowheads 10" svg:viewBox="0 0 210 210" svg:d="m105 0 105 210h-210z"/>
    <draw:marker draw:name="Arrowheads_20_11" draw:display-name="Arrowheads 11" svg:viewBox="0 0 210 210" svg:d="m105 0 105 210h-210z"/>
    <draw:marker draw:name="Arrowheads_20_12" draw:display-name="Arrowheads 12" svg:viewBox="0 0 210 210" svg:d="m105 0 105 210h-210z"/>
    <draw:marker draw:name="Arrowheads_20_13" draw:display-name="Arrowheads 13" svg:viewBox="0 0 210 210" svg:d="m105 0 105 210h-210z"/>
    <draw:marker draw:name="Arrowheads_20_14" draw:display-name="Arrowheads 14" svg:viewBox="0 0 210 210" svg:d="m105 0 105 210h-210z"/>
    <draw:marker draw:name="Arrowheads_20_15" draw:display-name="Arrowheads 15" svg:viewBox="0 0 210 210" svg:d="m105 0 105 210h-210z"/>
    <draw:marker draw:name="Arrowheads_20_16" draw:display-name="Arrowheads 16" svg:viewBox="0 0 210 210" svg:d="m105 0 105 210h-210z"/>
    <draw:marker draw:name="Arrowheads_20_2" draw:display-name="Arrowheads 2" svg:viewBox="0 0 210 210" svg:d="m105 0 105 210h-210z"/>
    <draw:marker draw:name="Arrowheads_20_3" draw:display-name="Arrowheads 3" svg:viewBox="0 0 210 210" svg:d="m105 0 105 210h-210z"/>
    <draw:marker draw:name="Arrowheads_20_4" draw:display-name="Arrowheads 4" svg:viewBox="0 0 210 210" svg:d="m105 0 105 210h-210z"/>
    <draw:marker draw:name="Arrowheads_20_5" draw:display-name="Arrowheads 5" svg:viewBox="0 0 395 237" svg:d="m198 0 197 237h-395z"/>
    <draw:marker draw:name="Arrowheads_20_6" draw:display-name="Arrowheads 6" svg:viewBox="0 0 395 237" svg:d="m198 0 197 237h-395z"/>
    <draw:marker draw:name="Arrowheads_20_7" draw:display-name="Arrowheads 7" svg:viewBox="0 0 395 237" svg:d="m198 0 197 237h-395z"/>
    <draw:marker draw:name="Arrowheads_20_8" draw:display-name="Arrowheads 8" svg:viewBox="0 0 210 210" svg:d="m105 0 105 210h-210z"/>
    <draw:marker draw:name="Arrowheads_20_9" draw:display-name="Arrowheads 9" svg:viewBox="0 0 210 210" svg:d="m105 0 105 210h-210z"/>
    <draw:marker draw:name="msArrowEnd_20_5" draw:display-name="msArrowEnd 5" svg:viewBox="0 0 237 237" svg:d="m119 0 118 237h-237z"/>
    <draw:marker draw:name="msArrowEnd_20_8" draw:display-name="msArrowEnd 8" svg:viewBox="0 0 530 318" svg:d="m265 0 265 318h-530z"/>
    <draw:stroke-dash draw:name="Dash_20_2" draw:display-name="Dash 2" draw:style="round" draw:dots1="1" draw:dots1-length="0.079cm" draw:distance="0.079cm"/>
    <draw:stroke-dash draw:name="Dash_20_3" draw:display-name="Dash 3" draw:style="rect" draw:dots1="1" draw:dots1-length="0.079cm" draw:distance="0.079cm"/>
    <draw:stroke-dash draw:name="Dash_20_4" draw:display-name="Dash 4" draw:style="round" draw:dots1="1" draw:dots1-length="0.105cm" draw:distance="0.1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xx" style:country-asian="none" style:font-family-complex="'DejaVu LGC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92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8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8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172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637cm"/>
          <style:tab-stop style:position="5.274cm"/>
          <style:tab-stop style:position="7.911cm"/>
          <style:tab-stop style:position="10.548cm"/>
          <style:tab-stop style:position="13.185cm"/>
          <style:tab-stop style:position="15.822cm"/>
          <style:tab-stop style:position="18.459cm"/>
          <style:tab-stop style:position="21.096cm"/>
          <style:tab-stop style:position="23.733cm"/>
          <style:tab-stop style:position="26.37cm"/>
          <style:tab-stop style:position="29.007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DejaVu LGC Sans'" style:font-family-generic-asian="system" style:font-pitch-asian="variable" style:font-size-asian="12pt" style:font-style-asian="normal" style:font-weight-asian="normal" style:font-family-complex="'DejaVu LGC Sans'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">
            <style:list-level-properties text:min-label-width="0.952cm"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 text:min-label-width="0.635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2.063cm"/>
          <style:tab-stop style:position="4.603cm"/>
          <style:tab-stop style:position="7.143cm"/>
          <style:tab-stop style:position="9.683cm"/>
          <style:tab-stop style:position="12.223cm"/>
          <style:tab-stop style:position="14.763cm"/>
          <style:tab-stop style:position="17.303cm"/>
          <style:tab-stop style:position="19.843cm"/>
          <style:tab-stop style:position="22.383cm"/>
          <style:tab-stop style:position="24.923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1.111cm"/>
          <style:tab-stop style:position="3.651cm"/>
          <style:tab-stop style:position="6.191cm"/>
          <style:tab-stop style:position="8.731cm"/>
          <style:tab-stop style:position="11.271cm"/>
          <style:tab-stop style:position="13.811cm"/>
          <style:tab-stop style:position="16.351cm"/>
          <style:tab-stop style:position="18.891cm"/>
          <style:tab-stop style:position="21.431cm"/>
          <style:tab-stop style:position="23.971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>
        <style:tab-stops>
          <style:tab-stop style:position="0.158cm"/>
          <style:tab-stop style:position="2.698cm"/>
          <style:tab-stop style:position="5.238cm"/>
          <style:tab-stop style:position="7.778cm"/>
          <style:tab-stop style:position="10.318cm"/>
          <style:tab-stop style:position="12.858cm"/>
          <style:tab-stop style:position="15.398cm"/>
          <style:tab-stop style:position="17.938cm"/>
          <style:tab-stop style:position="20.478cm"/>
          <style:tab-stop style:position="23.018cm"/>
        </style:tab-stops>
      </style:paragraph-properties>
      <style:text-properties fo:color="#000000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">
            <style:list-level-properties/>
            <style:text-properties fo:font-family="'Monotype Sorts'" style:font-pitch="variable" style:font-charset="x-symbol" fo:color="#000000" fo:font-size="75%"/>
          </text:list-level-style-bullet>
          <text:list-level-style-bullet text:level="2" text:bullet-char="»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–">
            <style:list-level-properties text:space-before="2.381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">
            <style:list-level-properties text:space-before="3.333cm"/>
            <style:text-properties fo:font-family="'Monotype Sorts'" style:font-pitch="variable" style:font-charset="x-symbol" fo:color="#000000" fo:font-size="64%"/>
          </text:list-level-style-bullet>
          <text:list-level-style-bullet text:level="5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4.286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24pt" fo:font-style="normal" fo:text-shadow="none" style:text-underline-style="none" fo:font-weight="normal" style:font-family-asian="'DejaVu LGC Sans'" style:font-family-generic-asian="system" style:font-pitch-asian="variable" style:font-size-asian="24pt" style:font-style-asian="normal" style:font-weight-asian="normal" style:font-family-complex="'DejaVu LGC Sans'" style:font-family-generic-complex="system" style:font-pitch-complex="variable" style:font-size-complex="24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'Century Schoolbook'" style:font-family-generic="roman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Century Schoolbook'" style:font-family-generic="roman" style:font-pitch="variable" fo:font-size="32pt" fo:font-style="normal" fo:text-shadow="none" style:text-underline-style="none" fo:font-weight="normal" style:font-family-asian="'DejaVu LGC Sans'" style:font-family-generic-asian="system" style:font-pitch-asian="variable" style:font-size-asian="32pt" style:font-style-asian="normal" style:font-weight-asian="normal" style:font-family-complex="'DejaVu LGC Sans'" style:font-family-generic-complex="system" style:font-pitch-complex="variable" style:font-size-complex="32pt" style:font-style-complex="normal" style:font-weight-complex="normal" style:text-emphasize="none" style:font-relief="none"/>
    </style:style>
    <style:presentation-page-layout style:name="AL0T27">
      <presentation:placeholder presentation:object="vertical_title" svg:x="22.463cm" svg:y="1.743cm" svg:width="3.507cm" svg:height="17.493cm"/>
      <presentation:placeholder presentation:object="vertical_outline" svg:x="2.058cm" svg:y="3.194cm" svg:width="19.252cm" svg:height="7.829cm"/>
      <presentation:placeholder presentation:object="chart" svg:x="2.058cm" svg:y="11.414cm" svg:width="19.252cm" svg:height="-0.39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4cm" fo:page-height="25.7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9cm"/>
    </style:style>
    <style:style style:name="Mgr3" style:family="graphic" style:parent-style-name="standard">
      <style:graphic-properties draw:stroke="solid" svg:stroke-width="0.141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4" style:family="graphic" style:parent-style-name="standard">
      <style:graphic-properties draw:stroke="solid" svg:stroke-width="0.159cm" svg:stroke-color="#000000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shadow-color="#cecec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618ffd" draw:textarea-horizontal-align="justify" draw:textarea-vertical-align="middle" draw:auto-grow-height="true" fo:padding-top="0.132cm" fo:padding-bottom="0.132cm" fo:padding-left="0.26cm" fo:padding-right="0.26cm" fo:wrap-option="no-wrap" draw:shadow="hidden" draw:shadow-color="#919191"/>
    </style:style>
    <style:style style:name="Mpr1" style:family="presentation" style:parent-style-name="Default-backgroundobjects">
      <style:graphic-properties draw:stroke="none" draw:fill="none" draw:fill-color="#618ffd" draw:textarea-horizontal-align="justify" draw:textarea-vertical-align="top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r2" style:family="presentation" style:parent-style-name="Default-backgroundobjects">
      <style:graphic-properties draw:stroke="none" draw:fill="none" draw:fill-color="#618ffd" draw:textarea-horizontal-align="justify" draw:textarea-vertical-align="bottom" draw:auto-grow-height="false" draw:auto-grow-width="false" fo:min-height="1.294cm" fo:min-width="0cm" fo:padding-top="0cm" fo:padding-bottom="0cm" fo:padding-left="0.053cm" fo:padding-right="0.053cm" fo:wrap-option="wrap" draw:shadow="hidden" draw:shadow-color="#919191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style:writing-mode="lr-tb"/>
    </style:style>
    <style:style style:name="MP4" style:family="paragraph">
      <style:paragraph-properties fo:text-align="center" style:writing-mode="lr-tb"/>
      <style:text-properties fo:font-size="24pt"/>
    </style:style>
    <style:style style:name="MP5" style:family="paragraph">
      <style:paragraph-properties fo:text-align="center"/>
    </style:style>
    <style:style style:name="MP6" style:family="paragraph">
      <style:paragraph-properties text:enable-numbering="false"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text-align="end" fo:text-indent="0cm" style:writing-mode="lr-tb"/>
    </style:style>
    <style:style style:name="MP8" style:family="paragraph">
      <style:paragraph-properties fo:margin-left="0cm" fo:margin-right="0cm" fo:line-height="100%" fo:text-align="end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MT3" style:family="text">
      <style:text-properties fo:font-family="Arial" style:font-pitch="variable" fo:font-size="14pt" fo:language="en" fo:country="US" style:font-size-asian="14pt" style:font-size-complex="14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7" style:page-layout-name="PM0" draw:style-name="Mdp2">
      <draw:page-thumbnail draw:layer="backgroundobjects" svg:width="6.185cm" svg:height="4.638cm" svg:x="2.242cm" svg:y="3.609cm"/>
      <draw:page-thumbnail draw:layer="backgroundobjects" svg:width="6.185cm" svg:height="4.638cm" svg:x="10.972cm" svg:y="3.609cm"/>
      <draw:page-thumbnail draw:layer="backgroundobjects" svg:width="6.185cm" svg:height="4.638cm" svg:x="2.242cm" svg:y="10.569cm"/>
      <draw:page-thumbnail draw:layer="backgroundobjects" svg:width="6.185cm" svg:height="4.638cm" svg:x="10.972cm" svg:y="10.569cm"/>
      <draw:page-thumbnail draw:layer="backgroundobjects" svg:width="6.185cm" svg:height="4.638cm" svg:x="2.242cm" svg:y="17.529cm"/>
      <draw:page-thumbnail draw:layer="backgroundobjects" svg:width="6.185cm" svg:height="4.638cm" svg:x="10.972cm" svg:y="17.529cm"/>
      <draw:frame draw:style-name="Mgr1" draw:text-style-name="MP1" draw:layer="backgroundobjects" svg:width="8.418cm" svg:height="1.28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418cm" svg:height="1.288cm" svg:x="10.9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418cm" svg:height="1.288cm" svg:x="0cm" svg:y="24.49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418cm" svg:height="1.288cm" svg:x="10.981cm" svg:y="24.49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custom-shape draw:style-name="Mgr3" draw:text-style-name="MP3" draw:layer="backgroundobjects" svg:width="22.084cm" svg:height="17.215cm" svg:x="1.764cm" svg:y="1.129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19.791cm" svg:height="2.329cm" svg:x="2.751cm" svg:y="1.269cm" presentation:class="title" presentation:placeholder="true">
        <draw:text-box/>
      </draw:frame>
      <draw:line draw:style-name="Mgr4" draw:text-style-name="MP4" draw:layer="backgroundobjects" svg:x1="2.756cm" svg:y1="3.81cm" svg:x2="22.648cm" svg:y2="3.81cm">
        <text:p/>
      </draw:line>
      <draw:frame presentation:style-name="Default-outline1" draw:layer="backgroundobjects" svg:width="19.896cm" svg:height="12.573cm" svg:x="2.752cm" svg:y="3.809cm" presentation:class="outline" presentation:placeholder="true">
        <draw:text-box/>
      </draw:frame>
      <presentation:notes style:page-layout-name="PM0">
        <draw:rect draw:style-name="Mgr5" draw:text-style-name="MP5" draw:layer="backgroundobjects" svg:width="19.4cm" svg:height="25.78cm" svg:x="0cm" svg:y="0cm">
          <text:p/>
        </draw:rect>
        <draw:frame presentation:style-name="Mpr1" draw:text-style-name="MP6" draw:layer="backgroundobjects" svg:width="8.409cm" svg:height="1.293cm" svg:x="-0.001cm" svg:y="-0.004cm" presentation:class="header">
          <draw:text-box>
            <text:p text:style-name="MP6"><text:span text:style-name="MT2"><presentation:header/></text:span></text:p>
          </draw:text-box>
        </draw:frame>
        <draw:frame presentation:style-name="Mpr1" draw:text-style-name="MP7" draw:layer="backgroundobjects" svg:width="8.41cm" svg:height="1.293cm" svg:x="10.993cm" svg:y="-0.004cm" presentation:class="date-time">
          <draw:text-box>
            <text:p text:style-name="MP7"><text:span text:style-name="MT2"><presentation:date-time/></text:span></text:p>
          </draw:text-box>
        </draw:frame>
        <draw:frame presentation:style-name="Mpr2" draw:text-style-name="MP6" draw:layer="backgroundobjects" svg:width="8.409cm" svg:height="1.293cm" svg:x="-0.001cm" svg:y="24.491cm" presentation:class="footer">
          <draw:text-box>
            <text:p text:style-name="MP6"><text:span text:style-name="MT2"><presentation:footer/></text:span></text:p>
          </draw:text-box>
        </draw:frame>
        <draw:frame presentation:style-name="Mpr2" draw:text-style-name="MP7" draw:layer="backgroundobjects" svg:width="8.41cm" svg:height="1.293cm" svg:x="10.993cm" svg:y="24.491cm" presentation:class="page-number">
          <draw:text-box>
            <text:p text:style-name="MP7"><text:span text:style-name="MT2"><text:page-number>&lt;number&gt;</text:page-number></text:span></text:p>
          </draw:text-box>
        </draw:frame>
        <draw:frame presentation:style-name="Default-notes" draw:layer="backgroundobjects" svg:width="14.225cm" svg:height="11.603cm" svg:x="2.588cm" svg:y="12.246cm" presentation:class="notes" presentation:placeholder="true">
          <draw:text-box/>
        </draw:frame>
        <draw:page-thumbnail presentation:style-name="Default-title" draw:layer="backgroundobjects" svg:width="12.894cm" svg:height="9.663cm" svg:x="3.254cm" svg:y="1.936cm" presentation:class="page"/>
        <draw:custom-shape draw:style-name="Mgr6" draw:text-style-name="MP3" draw:layer="backgroundobjects" svg:width="2.774cm" svg:height="0.82cm" svg:x="17.265cm" svg:y="24.685cm">
          <text:p text:style-name="MP8"><text:span text:style-name="MT3"><text:page-number>&lt;number&gt;</text:page-number></text:span></text:p>
          <draw:enhanced-geometry svg:viewBox="0 0 21600 21600" draw:type="rectangle" draw:enhanced-path="M 0 0 L 21600 0 21600 21600 0 21600 0 0 Z N"/>
        </draw:custom-shap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Unix OpenOffice.org_project/300m15$Build-9379</meta:generator>
    <dc:title>NETCONF Agenda</dc:title>
    <meta:initial-creator>ABB</meta:initial-creator>
    <meta:creation-date>1996-03-04T22:05:50</meta:creation-date>
    <dc:creator>Andy Bierman</dc:creator>
    <dc:date>2009-07-22T13:45:16</dc:date>
    <meta:print-date>2000-12-09T21:37:10</meta:print-date>
    <meta:editing-cycles>610</meta:editing-cycles>
    <meta:editing-duration>PT931H58M59S</meta:editing-duration>
    <meta:document-statistic meta:object-count="40"/>
    <meta:user-defined meta:name="Info 1"/>
    <meta:user-defined meta:name="Info 2"/>
    <meta:user-defined meta:name="Info 3"/>
    <meta:user-defined meta:name="Info 4"/>
  </office:meta>
</office:document-meta>
</file>